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800000190BBBB09E8.png" manifest:media-type="image/png"/>
  <manifest:file-entry manifest:full-path="Pictures/10000001000003C1000002CF6192102D.png" manifest:media-type="image/png"/>
  <manifest:file-entry manifest:full-path="Pictures/10000001000002ED00000225B0548411.png" manifest:media-type="image/png"/>
  <manifest:file-entry manifest:full-path="Pictures/10000001000007F300000B07EDB0E924.png" manifest:media-type="image/png"/>
  <manifest:file-entry manifest:full-path="Pictures/1000000000000578000001F4F956AF9D.png" manifest:media-type="image/png"/>
  <manifest:file-entry manifest:full-path="Pictures/10000000000003E800000258F186BDFF.png" manifest:media-type="image/png"/>
  <manifest:file-entry manifest:full-path="Pictures/100000000000025800000190621581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917in" svg:y="-0.4756in" svg:width="6.25in" svg:height="4.1665in" draw:z-index="0"><draw:image xlink:href="Pictures/1000000000000258000001906215818A.png" xlink:type="simple" xlink:show="embed" xlink:actuate="onLoad" draw:mime-type="image/png"/></draw:frame><draw:frame draw:style-name="fr1" draw:name="Image6" text:anchor-type="char" svg:x="-0.1575in" svg:y="4.6846in" svg:width="6.6929in" svg:height="4.0154in" draw:z-index="3"><draw:image xlink:href="Pictures/10000000000003E800000258F186BDFF.png" xlink:type="simple" xlink:show="embed" xlink:actuate="onLoad" draw:mime-type="image/png"/></draw:frame></text:p>
      <text:p text:style-name="P1"><draw:frame draw:style-name="fr1" draw:name="Image2 Copy 1" text:anchor-type="char" svg:x="-0.2862in" svg:y="0.1791in" svg:width="6.6929in" svg:height="9.2839in" draw:z-index="5"><draw:image xlink:href="Pictures/10000001000007F300000B07EDB0E924.png" xlink:type="simple" xlink:show="embed" xlink:actuate="onLoad" draw:mime-type="image/png"/></draw:frame></text:p>
      <text:p text:style-name="P1"><draw:frame draw:style-name="fr1" draw:name="Image2" text:anchor-type="char" svg:x="0.048in" svg:y="-0.1709in" svg:width="6.6929in" svg:height="4.9055in" draw:z-index="4"><draw:image xlink:href="Pictures/10000001000002ED00000225B0548411.png" xlink:type="simple" xlink:show="embed" xlink:actuate="onLoad" draw:mime-type="image/png"/></draw:frame><draw:frame draw:style-name="fr1" draw:name="Image8" text:anchor-type="char" svg:x="0.1563in" svg:y="5.0217in" svg:width="6.6929in" svg:height="5.0071in" draw:z-index="6"><draw:image xlink:href="Pictures/10000001000003C1000002CF6192102D.png" xlink:type="simple" xlink:show="embed" xlink:actuate="onLoad" draw:mime-type="image/png"/></draw:frame></text:p>
      <text:p text:style-name="P1"><draw:frame draw:style-name="fr1" draw:name="Image3" text:anchor-type="char" svg:x="0.2055in" svg:y="-0.3138in" svg:width="6.25in" svg:height="4.1665in" draw:z-index="1"><draw:image xlink:href="Pictures/100000000000025800000190BBBB09E8.png" xlink:type="simple" xlink:show="embed" xlink:actuate="onLoad" draw:mime-type="image/png"/></draw:frame><draw:frame draw:style-name="fr1" draw:name="Image5" text:anchor-type="char" svg:x="-0.7244in" svg:y="5.172in" svg:width="8.2047in" svg:height="2.9299in" draw:z-index="2"><draw:image xlink:href="Pictures/1000000000000578000001F4F956AF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01:09:26.013913198</meta:creation-date>
    <dc:date>2026-03-18T19:39:14.160589826</dc:date>
    <meta:editing-duration>PT4H43M25S</meta:editing-duration>
    <meta:editing-cycles>5</meta:editing-cycles>
    <meta:generator>LibreOffice/24.2.7.2$Linux_X86_64 LibreOffice_project/420$Build-2</meta:generator>
    <meta:document-statistic meta:table-count="0" meta:image-count="7" meta:object-count="0" meta:page-count="4" meta:paragraph-count="0" meta:word-count="0" meta:character-count="0" meta:non-whitespace-character-count="0"/>
  </office:meta>
</office:document-meta>
</file>